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rsid="000daf8e" officeooo:paragraph-rsid="000daf8e" style:font-size-asian="16pt" style:font-size-complex="16pt"/>
    </style:style>
    <style:style style:name="P3" style:family="paragraph" style:parent-style-name="Standard">
      <style:text-properties fo:font-size="16pt" officeooo:rsid="000f0b43" officeooo:paragraph-rsid="000f0b43" style:font-size-asian="16pt" style:font-size-complex="16pt"/>
    </style:style>
    <style:style style:name="P4" style:family="paragraph" style:parent-style-name="Standard">
      <style:text-properties fo:font-size="16pt" officeooo:rsid="000f4ba3" officeooo:paragraph-rsid="000f4ba3" style:font-size-asian="16pt" style:font-size-complex="16pt"/>
    </style:style>
    <style:style style:name="P5" style:family="paragraph" style:parent-style-name="Standard">
      <style:text-properties fo:font-size="16pt" officeooo:rsid="0011b6a2" officeooo:paragraph-rsid="0011b6a2" style:font-size-asian="16pt" style:font-size-complex="16pt"/>
    </style:style>
    <style:style style:name="P6" style:family="paragraph" style:parent-style-name="Default">
      <style:text-properties fo:font-size="16pt" style:font-size-asian="16pt" style:font-size-complex="16pt"/>
    </style:style>
    <style:style style:name="P7" style:family="paragraph" style:parent-style-name="Default">
      <style:text-properties fo:font-size="16pt" officeooo:rsid="000d9be2" officeooo:paragraph-rsid="000d9be2" style:font-size-asian="16pt" style:font-size-complex="16pt"/>
    </style:style>
    <style:style style:name="P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text-outline="false" style:text-line-through-style="none" style:text-line-through-type="none" style:font-name="Lohit Devanagari" fo:font-size="16pt" fo:font-style="normal" fo:text-shadow="none" style:text-underline-style="none" fo:font-weight="normal" style:letter-kerning="true" style:font-size-asian="16pt" style:font-style-asian="normal" style:font-weight-asian="normal" style:font-size-complex="16pt" style:text-emphasize="none"/>
    </style:style>
    <style:style style:name="P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text-outline="false" style:text-line-through-style="none" style:text-line-through-type="none" style:font-name="Roboto Mono" fo:font-size="16pt" fo:letter-spacing="normal" fo:font-style="normal" fo:text-shadow="none" style:text-underline-style="none" fo:font-weight="normal" style:letter-kerning="true" style:font-size-asian="16pt" style:font-style-asian="normal" style:font-weight-asian="normal" style:font-size-complex="16pt" style:text-emphasize="none"/>
    </style:style>
    <style:style style:name="P10" style:family="paragraph" style:parent-style-name="Standard" style:list-style-name="L3">
      <style:text-properties fo:font-size="16pt" officeooo:rsid="000daf8e" officeooo:paragraph-rsid="000daf8e" style:font-size-asian="16pt" style:font-size-complex="16pt"/>
    </style:style>
    <style:style style:name="P11" style:family="paragraph" style:parent-style-name="Standard" style:list-style-name="L4">
      <style:text-properties fo:font-size="16pt" officeooo:rsid="000daf8e" officeooo:paragraph-rsid="000daf8e" style:font-size-asian="16pt" style:font-size-complex="16pt"/>
    </style:style>
    <style:style style:name="P12" style:family="paragraph" style:parent-style-name="Standard" style:list-style-name="L5">
      <style:text-properties fo:font-size="16pt" officeooo:rsid="000f0b43" officeooo:paragraph-rsid="000f0b43" style:font-size-asian="16pt" style:font-size-complex="16pt"/>
    </style:style>
    <style:style style:name="P13" style:family="paragraph" style:parent-style-name="Standard" style:list-style-name="L5">
      <style:text-properties fo:font-size="16pt" officeooo:rsid="000f4ba3" officeooo:paragraph-rsid="000f4ba3" style:font-size-asian="16pt" style:font-size-complex="16pt"/>
    </style:style>
    <style:style style:name="P14" style:family="paragraph" style:parent-style-name="Standard" style:list-style-name="L6">
      <style:text-properties fo:font-size="16pt" officeooo:rsid="000f4ba3" officeooo:paragraph-rsid="000f4ba3" style:font-size-asian="16pt" style:font-size-complex="16pt"/>
    </style:style>
    <style:style style:name="P15" style:family="paragraph" style:parent-style-name="Default" style:list-style-name="L1">
      <style:paragraph-properties style:line-height-at-least="0.353cm" fo:text-align="start" style:justify-single-word="false" style:writing-mode="lr-tb"/>
      <style:text-properties fo:color="#000000" style:text-outline="false" style:text-line-through-style="none" style:text-line-through-type="none" style:font-name="Roboto Mono" fo:font-size="16pt" fo:letter-spacing="normal" fo:font-style="normal" fo:text-shadow="none" style:text-underline-style="none" fo:font-weight="normal" officeooo:paragraph-rsid="000d9be2" style:letter-kerning="true" style:font-size-asian="16pt" style:font-style-asian="normal" style:font-weight-asian="normal" style:font-size-complex="16pt" style:text-emphasize="none"/>
    </style:style>
    <style:style style:name="P16" style:family="paragraph" style:parent-style-name="Default" style:list-style-name="L2">
      <style:paragraph-properties style:line-height-at-least="0.353cm" fo:text-align="start" style:justify-single-word="false" style:writing-mode="lr-tb"/>
      <style:text-properties fo:color="#000000" style:text-outline="false" style:text-line-through-style="none" style:text-line-through-type="none" style:font-name="Roboto Mono" fo:font-size="16pt" fo:letter-spacing="normal" fo:font-style="normal" fo:text-shadow="none" style:text-underline-style="none" fo:font-weight="normal" officeooo:paragraph-rsid="000d9be2" style:letter-kerning="true" style:font-size-asian="16pt" style:font-style-asian="normal" style:font-weight-asian="normal" style:font-size-complex="16pt" style:text-emphasize="none"/>
    </style:style>
    <style:style style:name="T1" style:family="text">
      <style:text-properties officeooo:rsid="000f0b43"/>
    </style:style>
    <style:style style:name="T2" style:family="text">
      <style:text-properties officeooo:rsid="000f4b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Functionalites of the robot</text:p>
      <text:p text:style-name="P7"/>
      <text:list xml:id="list2590376348" text:style-name="L1">
        <text:list-item>
          <text:p text:style-name="P15">Expected to diplace warehouse grade objects from the given pick area to the drop area as quick and reliable as possible.</text:p>
          <text:list>
            <text:list-item>
              <text:p text:style-name="P15">Apart from the primary functionalities to pick ,move and place,we are planing to add the following additinal functionalities.</text:p>
              <text:p text:style-name="P15"/>
            </text:list-item>
            <text:list-item>
              <text:p text:style-name="P15">Enhancing robot planning by object/target detection techniques.</text:p>
              <text:p text:style-name="P15"/>
            </text:list-item>
            <text:list-item>
              <text:p text:style-name="P15">Usage of a Hybrid, gripper and suction cup based design to adress the wide array of pay load objects.</text:p>
              <text:p text:style-name="P15"/>
            </text:list-item>
            <text:list-item>
              <text:p text:style-name="P15">Accurate estimate of the pose for optimal grasping,using 6D pose estimation as oppsed to the irelatively inaccurate 3D based methods.</text:p>
            </text:list-item>
          </text:list>
        </text:list-item>
      </text:list>
      <text:p text:style-name="P8"/>
      <text:p text:style-name="P9"><text:s/></text:p>
      <text:list xml:id="list3110821059" text:style-name="L2">
        <text:list-item>
          <text:p text:style-name="P16">Some of the the salient features of our robot are,</text:p>
          <text:list>
            <text:list-item>
              <text:p text:style-name="P16">Radically simplified, mechanical design and a sophosticated vision based control strategy to minimize the possible system failure conditions and give a fully automated product.</text:p>
              <text:p text:style-name="P16"/>
            </text:list-item>
            <text:list-item>
              <text:p text:style-name="P16">Cost efficent architecture on both the hardware and software,to ensure replaceability and greater profit margin.</text:p>
              <text:p text:style-name="P16"/>
            </text:list-item>
            <text:list-item>
              <text:p text:style-name="P16">The Software framework is general enough to easily customize for a differnt ware house scenario with possibilitis of adding adition features like voice commands,auto recovery,etc</text:p>
            </text:list-item>
          </text:list>
        </text:list-item>
      </text:list>
      <text:p text:style-name="P1"/>
      <text:p text:style-name="P1"/>
      <text:p text:style-name="P1"/>
      <text:p text:style-name="P2"><text:soft-page-break/>Robot specifications:</text:p>
      <text:p text:style-name="P2"/>
      <text:p text:style-name="P2">Software:</text:p>
      <text:p text:style-name="P2"/>
      <text:p text:style-name="P2">High-level:</text:p>
      <text:list xml:id="list2497359888" text:style-name="L3">
        <text:list-item>
          <text:p text:style-name="P10">Custom trained Deep Learning models to carry out the Identification,Segmentation.Pose prediction.etc.</text:p>
        </text:list-item>
        <text:list-item>
          <text:p text:style-name="P10">Owing to the versatility of Python and its support for ML based</text:p>
          <text:p text:style-name="P10">implementations we set up the High level control in it,as it is a very small trade off for the speed as compared to the complexity in other languages.It is also logical as frameworks like pytorch and tensore flow handles these models much more effectively than the custom implementations.</text:p>
        </text:list-item>
      </text:list>
      <text:p text:style-name="P2">Low-level:</text:p>
      <text:list xml:id="list3482774302" text:style-name="L4">
        <text:list-item>
          <text:p text:style-name="P11">We define the low level software to be the one that interacts with the robot hardware,and there by converting the plans to low level joint commands.<text:span text:style-name="T1">Thus ,it ranges from the code that sends image based feed back to the of board computer to that which gives commands to the motor controller.</text:span></text:p>
        </text:list-item>
        <text:list-item>
          <text:p text:style-name="P11">Thus this part of the code, should be running in a decent low level on board micro processor with image handling capabilities.</text:p>
        </text:list-item>
        <text:list-item>
          <text:p text:style-name="P11">We propose to switch to C++ if possible,to ensure greater bandwidth of operation so as to ensure a higer control loop frequency for agile and robust <text:span text:style-name="T1">manoeuvres of the robot.</text:span></text:p>
        </text:list-item>
      </text:list>
      <text:p text:style-name="P3"/>
      <text:p text:style-name="P3">Hardware:</text:p>
      <text:p text:style-name="P3"/>
      <text:p text:style-name="P3">Electronics:</text:p>
      <text:list xml:id="list705158844" text:style-name="L5">
        <text:list-item>
          <text:p text:style-name="P12">We propose a peer to peer network architecture, that does optimal load sharing based on the computation load.</text:p>
        </text:list-item>
        <text:list-item>
          <text:p text:style-name="P12">The onboard computation is to be handled by a microporceessor with decent image handling capabilites and ability to <text:span text:style-name="T2">run truble shooting/safety plans to bring back the robot the a safe configuraation during loss of connection.</text:span></text:p>
        </text:list-item>
        <text:list-item>
          <text:p text:style-name="P13">The off board computation runs our deep learning models,to give out high level commands sent to a motion planner.</text:p>
        </text:list-item>
      </text:list>
      <text:p text:style-name="P3"/>
      <text:p text:style-name="P3">Mechanical:</text:p>
      <text:list xml:id="list2495761761" text:style-name="L6">
        <text:list-item>
          <text:p text:style-name="P14"/>
        </text:list-item>
        <text:list-item>
          <text:p text:style-name="P14"><text:soft-page-break/>After a thorough analysis of available industrial solutions we propose a novel design.Its is almost impossible to build a single robot arm capable of reaching the lengths and breadths of the arena <text:s/>as it requires motor torques of very high magnitude and links with superior mechanical properties.</text:p>
        </text:list-item>
        <text:list-item>
          <text:p text:style-name="P14">Our mechanical structure is a hybrid design to ensure a great ammout of static stability during operation while keeping the cost of construction low.</text:p>
          <text:p text:style-name="P14"/>
        </text:list-item>
      </text:list>
      <text:p text:style-name="P4"/>
      <text:p text:style-name="P5">Limitations:</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7e_LT_7e_Gliederung_20_1" style:display-name="TITL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7T17:19:46.969981664</meta:creation-date>
    <dc:date>2020-07-07T23:02:39.248460346</dc:date>
    <meta:editing-duration>PT1H20M21S</meta:editing-duration>
    <meta:editing-cycles>3</meta:editing-cycles>
    <meta:generator>LibreOffice/6.0.7.3$Linux_X86_64 LibreOffice_project/00m0$Build-3</meta:generator>
    <meta:document-statistic meta:table-count="0" meta:image-count="0" meta:object-count="0" meta:page-count="3" meta:paragraph-count="37" meta:word-count="516" meta:character-count="3140" meta:non-whitespace-character-count="2678"/>
  </office:meta>
</office:document-meta>
</file>